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36.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 style:family="text">
      <style:text-properties fo:font-size="36.00pt" fo:font-weight="normal" fo:font-family="Calibri" style:font-family-asian="Calibri" style:font-family-complex="Calibri" fo:background-color="transparent" style:use-window-font-color="true"/>
    </style:style>
    <style:style style:name="T3" style:family="text">
      <style:text-properties fo:font-size="16.00pt" fo:font-weight="normal" fo:font-family="Calibri" style:font-family-asian="Calibri" style:font-family-complex="Calibri"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2"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center"/>
    </style:style>
    <style:style style:name="P2" style:family="paragraph">
      <style:paragraph-properties fo:line-height="100.00%" fo:text-align="left"/>
    </style:style>
  </office:automatic-styles>
  <office:body>
    <office:text>
      <text:p text:style-name="P1"><text:span text:style-name="T1">Django</text:span><text:span text:style-name="T2"/></text:p>
      <text:p text:style-name="P1"><text:span text:style-name="T3">Documentatie</text:span><text:span text:style-name="T4"/></text:p>
      <text:p text:style-name="P2"><text:span text:style-name="T4"/></text:p>
      <text:p text:style-name="P2"><text:span text:style-name="T4"/></text:p>
      <text:p text:style-name="P2"><text:span text:style-name="T4">Ik heb de tutorial gevolgd maar liep af en toe tegen fouten aan, want in de tutorial werd git -bash gebruikt. Alleen voor 1 of andere reden kon ik ondanks dat ik git -bash als administrator runde geen 'django-admin' commands gebruiken.</text:span></text:p>
      <text:p text:style-name="P2"><text:span text:style-name="T4"/></text:p>
      <text:p text:style-name="P2"><text:span text:style-name="T4">Dus ik maakte gebruik van Windows Powershell alleen functioneerd die net iets anders in sommige gevallen. Zoals de cd command die had een andere manier om directories te selecteren.</text:span></text:p>
      <text:p text:style-name="P2"><text:span text:style-name="T4"/></text:p>
      <text:p text:style-name="P2"><text:span text:style-name="T4">Toen had ik ook nog een probleem dat 'running scripts' disabled waren op mijn systeem dus moest ik dat ook oplossen. Na dat opgelost te hebben heb ik eindelijk alles vlekkeloos kunnen volgen via de tutorials.</text:span></text:p>
      <text:p text:style-name="P2"><text:span text:style-name="T4"/></text:p>
      <text:p text:style-name="P2"><text:span text:style-name="T4">Tutorials bron:</text:span></text:p>
      <text:p text:style-name="P2"><text:a xlink:href="https://www.youtube.com/watch?v=t9KNwBtE5-M"><text:span text:style-name="T5">https://www.youtube.com/watch?v=t9KNwBtE5-M</text:span></text:a><text:span text:style-name="T6"/></text:p>
      <text:p text:style-name="P2"><text:a xlink:href="https://www.youtube.com/watch?v=wlvyD__pyRY"><text:span text:style-name="T7">https://www.youtube.com/watch?v=wlvyD__pyRY</text:span></text:a><text:span text:style-name="T8"/></text:p>
      <text:p text:style-name="P2"><text:a xlink:href="https://www.youtube.com/watch?v=hd7J9zg6tF0"><text:span text:style-name="T9">https://www.youtube.com/watch?v=hd7J9zg6tF0</text:span></text:a><text:span text:style-name="T10"/></text:p>
      <text:p text:style-name="P2"><text:a xlink:href="https://www.youtube.com/watch?v=ttHRwJvj8u4"><text:span text:style-name="T11">https://www.youtube.com/watch?v=ttHRwJvj8u4</text:span></text:a><text:span text:style-name="T12"/></text:p>
      <text:p text:style-name="P2"><text:span text:style-name="T12"/></text:p>
      <text:p text:style-name="P2"><text:span text:style-name="T12"/></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